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T1" style:family="text">
      <style:text-properties officeooo:rsid="001af0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📄 Comandos <text:span text:style-name="T1">DOCKER</text:span> <text:span text:style-name="T1">y GIT</text:span> para Proyecto Symfony</text:h>
      <text:p text:style-name="Text_20_body">Esta guía recopila todos los comandos necesarios para trabajar con Docker en tu entorno Symfony, incluyendo base de datos, servicios web, debugging, testeo y mantenimiento.</text:p>
      <text:p text:style-name="Horizontal_20_Line"/>
      <text:h text:style-name="Heading_20_2" text:outline-level="2">✨ 1. Inicialización y Compilación del Entorno</text:h>
      <text:h text:style-name="Heading_20_3" text:outline-level="3">✅ Compilar y levantar contenedores por primera vez</text:h>
      <text:p text:style-name="P1"><text:span text:style-name="Source_20_Text">docker-compose up -d --build</text:span></text:p>
      <text:p text:style-name="Text_20_body"><text:span text:style-name="Strong_20_Emphasis">Explicación:</text:span> Construye la imagen Docker según el <text:span text:style-name="Source_20_Text">Dockerfile</text:span> y levanta los servicios definidos en <text:span text:style-name="Source_20_Text">docker-compose.yml</text:span> (web y db).</text:p>
      <text:p text:style-name="Horizontal_20_Line"/>
      <text:h text:style-name="Heading_20_2" text:outline-level="2">🚪 2. Gestín de Servicios</text:h>
      <text:h text:style-name="Heading_20_3" text:outline-level="3">Mostrar estado de todos los servicios</text:h>
      <text:p text:style-name="P1"><text:span text:style-name="Source_20_Text">docker-compose ps</text:span></text:p>
      <text:h text:style-name="Heading_20_3" text:outline-level="3">Detener los contenedores</text:h>
      <text:p text:style-name="P1"><text:span text:style-name="Source_20_Text">docker-compose down</text:span></text:p>
      <text:h text:style-name="Heading_20_3" text:outline-level="3">Detener y eliminar volúmenes (incluye datos de MySQL)</text:h>
      <text:p text:style-name="P1"><text:span text:style-name="Source_20_Text">docker-compose down -v</text:span></text:p>
      <text:h text:style-name="Heading_20_3" text:outline-level="3">Reiniciar los contenedores</text:h>
      <text:p text:style-name="P1"><text:span text:style-name="Source_20_Text">docker-compose restart</text:span></text:p>
      <text:h text:style-name="Heading_20_3" text:outline-level="3">Ver logs en tiempo real</text:h>
      <text:p text:style-name="P1"><text:span text:style-name="Source_20_Text">docker-compose logs -f</text:span></text:p>
      <text:p text:style-name="Horizontal_20_Line"/>
      <text:h text:style-name="Heading_20_2" text:outline-level="2">📂 3. Acceso y Estructura de los Contenedores</text:h>
      <text:h text:style-name="Heading_20_3" text:outline-level="3">Acceder al contenedor de Apache/PHP</text:h>
      <text:p text:style-name="P1"><text:span text:style-name="Source_20_Text">docker-compose exec web bash</text:span></text:p>
      <text:h text:style-name="Heading_20_3" text:outline-level="3"><text:soft-page-break/>Acceder al contenedor de MySQL</text:h>
      <text:p text:style-name="P1"><text:span text:style-name="Source_20_Text">docker-compose exec db bash</text:span></text:p>
      <text:h text:style-name="Heading_20_3" text:outline-level="3">Listar procesos activos en el contenedor</text:h>
      <text:p text:style-name="P1"><text:span text:style-name="Source_20_Text">ps aux</text:span></text:p>
      <text:h text:style-name="Heading_20_3" text:outline-level="3">Ver dirección IP del contenedor</text:h>
      <text:p text:style-name="P1"><text:span text:style-name="Source_20_Text">hostname -I</text:span></text:p>
      <text:h text:style-name="Heading_20_3" text:outline-level="3">Ver información sobre interfaces de red</text:h>
      <text:p text:style-name="P1"><text:span text:style-name="Source_20_Text">ip a</text:span></text:p>
      <text:h text:style-name="Heading_20_3" text:outline-level="3">Ver estructura de carpetas</text:h>
      <text:p text:style-name="P1"><text:span text:style-name="Source_20_Text">ls -la</text:span></text:p>
      <text:p text:style-name="Horizontal_20_Line"/>
      <text:h text:style-name="Heading_20_2" text:outline-level="2">🚧 4. Comandos Docker de Bajo Nivel</text:h>
      <text:h text:style-name="Heading_20_3" text:outline-level="3">Listar imágenes</text:h>
      <text:p text:style-name="P1"><text:span text:style-name="Source_20_Text">docker images</text:span></text:p>
      <text:h text:style-name="Heading_20_3" text:outline-level="3">Ver contenedores en ejecución</text:h>
      <text:p text:style-name="P1"><text:span text:style-name="Source_20_Text">docker ps</text:span></text:p>
      <text:h text:style-name="Heading_20_3" text:outline-level="3">Ver todos los contenedores (activos e inactivos)</text:h>
      <text:p text:style-name="P1"><text:span text:style-name="Source_20_Text">docker ps -a</text:span></text:p>
      <text:h text:style-name="Heading_20_3" text:outline-level="3">Ver volumenes creados</text:h>
      <text:p text:style-name="P1"><text:span text:style-name="Source_20_Text">docker volume ls</text:span></text:p>
      <text:p text:style-name="Horizontal_20_Line"/>
      <text:h text:style-name="Heading_20_2" text:outline-level="2">🏢 5. Base de Datos</text:h>
      <text:h text:style-name="Heading_20_3" text:outline-level="3">Conectarse a MySQL desde el contenedor</text:h>
      <text:p text:style-name="P1"><text:span text:style-name="Source_20_Text">mysql -u user -p -h db -P 3306 car_workshop</text:span></text:p>
      <text:h text:style-name="Heading_20_3" text:outline-level="3">Restaurar backup MySQL</text:h>
      <text:p text:style-name="P1"><text:span text:style-name="Source_20_Text">docker exec -i &lt;mysql_container_id&gt; mysql -u user -ppassword car_workshop &lt; backup.sql</text:span></text:p>
      <text:h text:style-name="Heading_20_3" text:outline-level="3"><text:soft-page-break/>Exportar backup</text:h>
      <text:p text:style-name="P1"><text:span text:style-name="Source_20_Text">docker exec &lt;mysql_container_id&gt; /usr/bin/mysqldump -u user --password=password car_workshop &gt; backup.sql</text:span></text:p>
      <text:p text:style-name="Horizontal_20_Line"/>
      <text:h text:style-name="Heading_20_2" text:outline-level="2">⚖️ 6. Tests y PHPUnit</text:h>
      <text:h text:style-name="Heading_20_3" text:outline-level="3">Ejecutar todos los tests</text:h>
      <text:p text:style-name="P1"><text:span text:style-name="Source_20_Text">docker-compose exec web ./vendor/bin/phpunit</text:span></text:p>
      <text:h text:style-name="Heading_20_3" text:outline-level="3">Ejecutar test concreto</text:h>
      <text:p text:style-name="P1"><text:span text:style-name="Source_20_Text">docker-compose exec web ./vendor/bin/phpunit tests/Functional/AppointmentPersistenceTest.php</text:span></text:p>
      <text:p text:style-name="Horizontal_20_Line"/>
      <text:h text:style-name="Heading_20_2" text:outline-level="2">⚙️ 7. Symfony (dentro del contenedor web)</text:h>
      <text:h text:style-name="Heading_20_3" text:outline-level="3">Limpiar la caché</text:h>
      <text:p text:style-name="P1"><text:span text:style-name="Source_20_Text">php bin/console cache:clear</text:span></text:p>
      <text:h text:style-name="Heading_20_3" text:outline-level="3">Ver rutas</text:h>
      <text:p text:style-name="P1"><text:span text:style-name="Source_20_Text">php bin/console debug:router</text:span></text:p>
      <text:h text:style-name="Heading_20_3" text:outline-level="3">Ver parámetros de configuración</text:h>
      <text:p text:style-name="P1"><text:span text:style-name="Source_20_Text">php bin/console debug:container --parameters</text:span></text:p>
      <text:h text:style-name="Heading_20_3" text:outline-level="3">Ver servicios registrados</text:h>
      <text:p text:style-name="P1"><text:span text:style-name="Source_20_Text">php bin/console debug:container</text:span></text:p>
      <text:p text:style-name="Horizontal_20_Line"/>
      <text:h text:style-name="Heading_20_2" text:outline-level="2">🌐 8. HTTP y Red</text:h>
      <text:h text:style-name="Heading_20_3" text:outline-level="3">Ver IP de contenedores</text:h>
      <text:p text:style-name="P1"><text:span text:style-name="Source_20_Text">docker inspect -f '{{range.NetworkSettings.Networks}}{{.IPAddress}}{{end}}' &lt;container_name&gt;</text:span></text:p>
      <text:h text:style-name="Heading_20_3" text:outline-level="3">Probar URL interna desde contenedor</text:h>
      <text:p text:style-name="P1"><text:span text:style-name="Source_20_Text">curl http://localhost</text:span></text:p>
      <text:p text:style-name="Horizontal_20_Line"/>
      <text:h text:style-name="Heading_20_2" text:outline-level="2"><text:soft-page-break/>🌐 9. Seguridad y Depuración</text:h>
      <text:h text:style-name="Heading_20_3" text:outline-level="3">Revisar configuración de Xdebug</text:h>
      <text:p text:style-name="P1"><text:span text:style-name="Source_20_Text">php -i | grep xdebug</text:span></text:p>
      <text:h text:style-name="Heading_20_3" text:outline-level="3">Ver configuración PHP</text:h>
      <text:p text:style-name="P1"><text:span text:style-name="Source_20_Text">php -i</text:span></text:p>
      <text:p text:style-name="Horizontal_20_Line"/>
      <text:h text:style-name="Heading_20_2" text:outline-level="2">🔎 10. Herramientas y Atajos (opcional)</text:h>
      <text:p text:style-name="Text_20_body">Puedes crear un archivo <text:span text:style-name="Source_20_Text">Makefile</text:span> con comandos abreviados:</text:p>
      <text:p text:style-name="Preformatted_20_Text"><text:span text:style-name="Source_20_Text">up:</text:span></text:p>
      <text:p text:style-name="Preformatted_20_Text"><text:span text:style-name="Source_20_Text"><text:s text:c="8"/>docker-compose up -d --build</text:span></text:p>
      <text:p text:style-name="Preformatted_20_Text"/>
      <text:p text:style-name="Preformatted_20_Text"><text:span text:style-name="Source_20_Text">down:</text:span></text:p>
      <text:p text:style-name="Preformatted_20_Text"><text:span text:style-name="Source_20_Text"><text:s text:c="8"/>docker-compose down -v</text:span></text:p>
      <text:p text:style-name="Preformatted_20_Text"/>
      <text:p text:style-name="Preformatted_20_Text"><text:span text:style-name="Source_20_Text">bash:</text:span></text:p>
      <text:p text:style-name="Preformatted_20_Text"><text:span text:style-name="Source_20_Text"><text:s text:c="8"/>docker-compose exec web bash</text:span></text:p>
      <text:p text:style-name="Preformatted_20_Text"/>
      <text:p text:style-name="Preformatted_20_Text"><text:span text:style-name="Source_20_Text">test:</text:span></text:p>
      <text:p text:style-name="P1"><text:span text:style-name="Source_20_Text"><text:s text:c="8"/>docker-compose exec web ./vendor/bin/phpunit</text:span></text:p>
      <text:p text:style-name="Horizontal_20_Line"/>
      <text:p text:style-name="Text_20_body">✅ Con esta guía puedes trabajar de forma segura, eficiente y ordenada con tu entorno Symfony en Docker, tanto para desarrollo como para pruebas, depuración, mantenimiento y despliegue.</text:p>
      <text:p text:style-name="Standard"/>
      <text:p text:style-name="Standard"/>
      <text:p text:style-name="Standard"/>
      <text:p text:style-name="Standard"/>
      <text:p text:style-name="Text_20_body">.</text:p>
      <text:p text:style-name="Horizontal_20_Line"/>
      <text:h text:style-name="Heading_20_2" text:outline-level="2">🧩 1. <text:span text:style-name="Strong_20_Emphasis">Inicializar repositorio (si aún no lo hiciste)</text:span></text:h>
      <text:p text:style-name="Preformatted_20_Text"/>
      <text:p text:style-name="P2"><text:span text:style-name="Source_20_Text">git init</text:span></text:p>
      <text:h text:style-name="Heading_20_2" text:outline-level="2">📂 2. <text:span text:style-name="Strong_20_Emphasis">Agregar todos los cambios</text:span></text:h>
      <text:p text:style-name="Text_20_body">Esto incluye nuevos archivos, modificaciones y eliminaciones detectadas:</text:p>
      <text:p text:style-name="Preformatted_20_Text"/>
      <text:p text:style-name="P2"><text:span text:style-name="Source_20_Text">git add .</text:span></text:p>
      <text:h text:style-name="Heading_20_2" text:outline-level="2"><text:soft-page-break/>📝 3. <text:span text:style-name="Strong_20_Emphasis">Hacer un commit con mensaje descriptivo</text:span></text:h>
      <text:p text:style-name="Text_20_body">Puedes usar un mensaje como:</text:p>
      <text:p text:style-name="Preformatted_20_Text"/>
      <text:p text:style-name="P2"><text:span text:style-name="Source_20_Text">git commit -m "💾 Actualización del modelo de datos y entidades Symfony (citas, vehículos, relaciones)"</text:span></text:p>
      <text:h text:style-name="Heading_20_2" text:outline-level="2">☁️ 4. <text:span text:style-name="Strong_20_Emphasis">Conectar con GitHub (si no está conectado)</text:span></text:h>
      <text:p text:style-name="Text_20_body">Si aún no has conectado el repositorio local con uno en GitHub, hazlo con:</text:p>
      <text:p text:style-name="Preformatted_20_Text"/>
      <text:p text:style-name="P2"><text:span text:style-name="Source_20_Text">git remote add origin https://github.com/TU_USUARIO/TU_REPO.git</text:span></text:p>
      <text:p text:style-name="Quotations">🔁 Reemplaza <text:span text:style-name="Source_20_Text">TU_USUARIO</text:span> y <text:span text:style-name="Source_20_Text">TU_REPO</text:span> por los datos reales.</text:p>
      <text:h text:style-name="Heading_20_2" text:outline-level="2">🚀 5. <text:span text:style-name="Strong_20_Emphasis">Subir los cambios al repositorio remoto</text:span></text:h>
      <text:p text:style-name="Text_20_body">Si es la primera subida, incluye <text:span text:style-name="Source_20_Text">-u</text:span> para vincular la rama:</text:p>
      <text:p text:style-name="Preformatted_20_Text"/>
      <text:p text:style-name="P2"><text:span text:style-name="Source_20_Text">git push -u origin main</text:span></text:p>
      <text:p text:style-name="Text_20_body">(Si tu rama es <text:span text:style-name="Source_20_Text">master</text:span> o alguna otra, cámbiala según corresponda).</text:p>
      <text:h text:style-name="Heading_20_2" text:outline-level="2">🔁 6. <text:span text:style-name="Strong_20_Emphasis">Para futuros commits</text:span></text:h>
      <text:p text:style-name="Text_20_body">Una vez conectado:</text:p>
      <text:p text:style-name="Preformatted_20_Text"/>
      <text:p text:style-name="P3"><text:span text:style-name="Source_20_Text">git add .</text:span></text:p>
      <text:p text:style-name="P4"><text:span text:style-name="Source_20_Text">git commit -m "Descripción de los cambios"</text:span></text:p>
      <text:p text:style-name="P5"><text:span text:style-name="Source_20_Text">git push</text:span></text:p>
      <text:p text:style-name="Horizontal_20_Line"/>
      <text:h text:style-name="Heading_20_2" text:outline-level="2">🧠 Tips adicionales</text:h>
      <text:h text:style-name="Heading_20_3" text:outline-level="3">👀 Ver estado de tus cambios</text:h>
      <text:p text:style-name="Preformatted_20_Text"/>
      <text:p text:style-name="P2"><text:span text:style-name="Source_20_Text">git status</text:span></text:p>
      <text:h text:style-name="Heading_20_3" text:outline-level="3">📜 Ver historial de commits</text:h>
      <text:p text:style-name="Preformatted_20_Text"/>
      <text:p text:style-name="P2"><text:span text:style-name="Source_20_Text">git log --oneline --graph --all</text:span></text:p>
      <text:h text:style-name="Heading_20_3" text:outline-level="3">🔁 Cambiar mensaje del último commit (antes de hacer push)</text:h>
      <text:p text:style-name="Preformatted_20_Text"/>
      <text:p text:style-name="P2"><text:span text:style-name="Source_20_Text">git commit --amend -m "Nuevo mensaje"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07:34:51.283875200</meta:creation-date>
    <dc:date>2025-04-01T07:39:37.504877400</dc:date>
    <meta:editing-duration>PT4M46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6" meta:paragraph-count="110" meta:word-count="594" meta:character-count="3882" meta:non-whitespace-character-count="3374"/>
  </office:meta>
</office:document-meta>
</file>